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8pt" fo:font-weight="bold" officeooo:paragraph-rsid="0015d822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6pt" fo:font-weight="bold" officeooo:rsid="001b0bd7" officeooo:paragraph-rsid="0017d2fd" style:font-size-asian="14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4pt" fo:font-style="italic" fo:font-weight="bold" officeooo:rsid="0015700e" officeooo:paragraph-rsid="0015d822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4pt" fo:font-weight="bold" officeooo:rsid="001c99a6" officeooo:paragraph-rsid="001c99a6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f1d9a" officeooo:paragraph-rsid="001f1d9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fo:font-size="12pt" fo:font-style="normal" fo:font-weight="normal" officeooo:rsid="006c5f59" officeooo:paragraph-rsid="006c5f59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fo:font-size="12pt" fo:font-style="normal" fo:font-weight="normal" officeooo:rsid="006feac2" officeooo:paragraph-rsid="006feac2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officeooo:rsid="005633c0" officeooo:paragraph-rsid="005633c0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officeooo:rsid="00749bc0" officeooo:paragraph-rsid="00749bc0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officeooo:rsid="00749bc0" officeooo:paragraph-rsid="00791cd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f1d9a" officeooo:paragraph-rsid="001f1d9a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italic" fo:font-weight="bold" officeooo:rsid="00567356" officeooo:paragraph-rsid="00567356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italic" fo:font-weight="bold" officeooo:rsid="006c969a" officeooo:paragraph-rsid="006c969a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italic" fo:font-weight="bold" officeooo:rsid="00749bc0" officeooo:paragraph-rsid="0075b17c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italic" fo:font-weight="bold" officeooo:rsid="00770672" officeooo:paragraph-rsid="00793296" style:font-size-asian="10.5pt" style:font-style-asian="italic" style:font-weight-asian="bold" style:font-size-complex="12pt" style:font-style-complex="italic" style:font-weight-complex="bold"/>
    </style:style>
    <style:style style:name="P16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57e2c2" officeooo:paragraph-rsid="0057e2c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1f1d9a" officeooo:paragraph-rsid="0057e2c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1f1d9a" officeooo:paragraph-rsid="0072aaad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1f1d9a" officeooo:paragraph-rsid="0073839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1f1d9a" officeooo:paragraph-rsid="00790f84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1f1d9a" officeooo:paragraph-rsid="00603591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1f1d9a" officeooo:paragraph-rsid="0062e12c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1f1d9a" officeooo:paragraph-rsid="00648434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1f1d9a" officeooo:paragraph-rsid="0065fc01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1f1d9a" officeooo:paragraph-rsid="00667d97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1f1d9a" officeooo:paragraph-rsid="00670477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1f1d9a" officeooo:paragraph-rsid="00685f68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1f1d9a" officeooo:paragraph-rsid="006c969a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1f1d9a" officeooo:paragraph-rsid="006f875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587803" officeooo:paragraph-rsid="007208e3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587803" officeooo:paragraph-rsid="00587803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790f84" officeooo:paragraph-rsid="00790f84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6c5f59" officeooo:paragraph-rsid="006c5f59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6cf7fb" officeooo:paragraph-rsid="006cf7fb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6feac2" officeooo:paragraph-rsid="006feac2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style:font-name="Arial" fo:font-size="12pt" fo:font-style="normal" fo:font-weight="normal" officeooo:rsid="006feac2" officeooo:paragraph-rsid="007c5f3a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6e0e37" officeooo:paragraph-rsid="006e0e37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770672" officeooo:paragraph-rsid="00770672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770672" officeooo:paragraph-rsid="007b1004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770672" officeooo:paragraph-rsid="007c5f3a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770672" officeooo:paragraph-rsid="007f8f3e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770672" officeooo:paragraph-rsid="00810a3d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770672" officeooo:paragraph-rsid="0081bb68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line-height="150%" fo:text-align="start" style:justify-single-word="false"/>
      <style:text-properties style:font-name="Arial" fo:font-size="12pt" fo:font-style="normal" fo:font-weight="normal" officeooo:rsid="00770672" officeooo:paragraph-rsid="00770672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5633c0" officeooo:paragraph-rsid="00770672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line-height="150%" fo:text-align="center" style:justify-single-word="false"/>
      <style:text-properties style:font-name="Arial" fo:font-size="16pt" fo:font-weight="bold" officeooo:paragraph-rsid="0017d2fd" style:font-size-asian="14pt" style:font-weight-asian="bold" style:font-size-complex="16pt" style:font-weight-complex="bold"/>
    </style:style>
    <style:style style:name="P47" style:family="paragraph" style:parent-style-name="Standard">
      <style:paragraph-properties fo:line-height="150%" fo:text-align="center" style:justify-single-word="false"/>
      <style:text-properties style:font-name="Arial" fo:font-size="16pt" fo:font-weight="bold" officeooo:paragraph-rsid="0082b508" style:font-size-asian="14pt" style:font-weight-asian="bold" style:font-size-complex="16pt" style:font-weight-complex="bold"/>
    </style:style>
    <style:style style:name="P48" style:family="paragraph" style:parent-style-name="Standard">
      <style:paragraph-properties fo:line-height="150%" fo:text-align="center" style:justify-single-word="false"/>
      <style:text-properties style:font-name="Arial" fo:font-size="16pt" fo:font-weight="bold" officeooo:rsid="0017d2fd" officeooo:paragraph-rsid="0017d2fd" style:font-size-asian="14pt" style:font-weight-asian="bold" style:font-size-complex="16pt" style:font-weight-complex="bold"/>
    </style:style>
    <style:style style:name="T1" style:family="text">
      <style:text-properties officeooo:rsid="0015700e"/>
    </style:style>
    <style:style style:name="T2" style:family="text">
      <style:text-properties officeooo:rsid="0015d822"/>
    </style:style>
    <style:style style:name="T3" style:family="text">
      <style:text-properties officeooo:rsid="0017d2fd"/>
    </style:style>
    <style:style style:name="T4" style:family="text">
      <style:text-properties officeooo:rsid="001b0bd7"/>
    </style:style>
    <style:style style:name="T5" style:family="text">
      <style:text-properties fo:font-weight="bold" officeooo:rsid="0057e2c2" style:font-weight-asian="bold" style:font-weight-complex="bold"/>
    </style:style>
    <style:style style:name="T6" style:family="text">
      <style:text-properties fo:font-weight="bold" officeooo:rsid="005a5e63" style:font-weight-asian="bold" style:font-weight-complex="bold"/>
    </style:style>
    <style:style style:name="T7" style:family="text">
      <style:text-properties fo:font-weight="bold" officeooo:rsid="00790f84" style:font-weight-asian="bold" style:font-weight-complex="bold"/>
    </style:style>
    <style:style style:name="T8" style:family="text">
      <style:text-properties officeooo:rsid="0054d816"/>
    </style:style>
    <style:style style:name="T9" style:family="text">
      <style:text-properties officeooo:rsid="0057e2c2"/>
    </style:style>
    <style:style style:name="T10" style:family="text">
      <style:text-properties officeooo:rsid="005a5e63"/>
    </style:style>
    <style:style style:name="T11" style:family="text">
      <style:text-properties officeooo:rsid="005bf4f2"/>
    </style:style>
    <style:style style:name="T12" style:family="text">
      <style:text-properties officeooo:rsid="005f8cf5"/>
    </style:style>
    <style:style style:name="T13" style:family="text">
      <style:text-properties officeooo:rsid="00603591"/>
    </style:style>
    <style:style style:name="T14" style:family="text">
      <style:text-properties officeooo:rsid="0061cf14"/>
    </style:style>
    <style:style style:name="T15" style:family="text">
      <style:text-properties officeooo:rsid="0062e12c"/>
    </style:style>
    <style:style style:name="T16" style:family="text">
      <style:text-properties officeooo:rsid="00648434"/>
    </style:style>
    <style:style style:name="T17" style:family="text">
      <style:text-properties officeooo:rsid="0065fc01"/>
    </style:style>
    <style:style style:name="T18" style:family="text">
      <style:text-properties officeooo:rsid="00667d97"/>
    </style:style>
    <style:style style:name="T19" style:family="text">
      <style:text-properties officeooo:rsid="00670477"/>
    </style:style>
    <style:style style:name="T20" style:family="text">
      <style:text-properties officeooo:rsid="00685f68"/>
    </style:style>
    <style:style style:name="T21" style:family="text">
      <style:text-properties officeooo:rsid="006a78cf"/>
    </style:style>
    <style:style style:name="T22" style:family="text">
      <style:text-properties officeooo:rsid="006c969a"/>
    </style:style>
    <style:style style:name="T23" style:family="text">
      <style:text-properties officeooo:rsid="006e0e37"/>
    </style:style>
    <style:style style:name="T24" style:family="text">
      <style:text-properties officeooo:rsid="006f8753"/>
    </style:style>
    <style:style style:name="T25" style:family="text">
      <style:text-properties officeooo:rsid="007208e3"/>
    </style:style>
    <style:style style:name="T26" style:family="text">
      <style:text-properties officeooo:rsid="0072aaad"/>
    </style:style>
    <style:style style:name="T27" style:family="text">
      <style:text-properties officeooo:rsid="00770672"/>
    </style:style>
    <style:style style:name="T28" style:family="text">
      <style:text-properties officeooo:rsid="00790f84"/>
    </style:style>
    <style:style style:name="T29" style:family="text">
      <style:text-properties officeooo:rsid="00791cdb"/>
    </style:style>
    <style:style style:name="T30" style:family="text">
      <style:text-properties officeooo:rsid="00793296"/>
    </style:style>
    <style:style style:name="T31" style:family="text">
      <style:text-properties officeooo:rsid="007b1004"/>
    </style:style>
    <style:style style:name="T32" style:family="text">
      <style:text-properties officeooo:rsid="007c5f3a"/>
    </style:style>
    <style:style style:name="T33" style:family="text">
      <style:text-properties officeooo:rsid="007f8f3e"/>
    </style:style>
    <style:style style:name="T34" style:family="text">
      <style:text-properties officeooo:rsid="00810a3d"/>
    </style:style>
    <style:style style:name="T35" style:family="text">
      <style:text-properties officeooo:rsid="0081bb68"/>
    </style:style>
    <style:style style:name="T36" style:family="text">
      <style:text-properties officeooo:rsid="0082b5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aobab Health </text:span><text:span text:style-name="T2">Trust</text:span></text:p>
      <text:p text:style-name="P3">Core Components Architecture</text:p>
      <text:p text:style-name="P46"><text:span text:style-name="T8">Patient Registration</text:span><text:span text:style-name="T3"> </text:span><text:span text:style-name="T4">Specification</text:span></text:p>
      <text:p text:style-name="P47"><text:span text:style-name="T36">Version 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8"><text:soft-page-break/></text:p>
      <text:p text:style-name="P4">Features</text:p>
      <text:list xml:id="list3746683071" text:style-name="L1">
        <text:list-item>
          <text:p text:style-name="P8">New Patient Registration</text:p>
        </text:list-item>
        <text:list-item>
          <text:p text:style-name="P8">Patient Search</text:p>
        </text:list-item>
        <text:list-item>
          <text:p text:style-name="P9">Scan Patient Identifier</text:p>
        </text:list-item>
        <text:list-item>
          <text:p text:style-name="P10"><text:span text:style-name="T29">Update Patient Demographics</text:span></text:p>
        </text:list-item>
      </text:list>
      <text:p text:style-name="P5"/>
      <text:p text:style-name="P5"/>
      <text:p text:style-name="P5"/>
      <text:p text:style-name="P5"/>
      <text:p text:style-name="P5"/>
      <text:list xml:id="list1020809943" text:continue-list="list3746683071" text:style-name="L1">
        <text:list-item text:start-value="1">
          <text:p text:style-name="P12">New Patient Registration</text:p>
          <text:list>
            <text:list-item>
              <text:p text:style-name="P16">When a user accesses this feature</text:p>
              <text:list>
                <text:list-item>
                  <text:p text:style-name="P16">Ask for a first name</text:p>
                </text:list-item>
                <text:list-item>
                  <text:p text:style-name="P17"><text:span text:style-name="T9">If it's </text:span><text:span text:style-name="T5">REQUIRED</text:span><text:span text:style-name="T9">, ask for a middle name</text:span></text:p>
                </text:list-item>
                <text:list-item>
                  <text:p text:style-name="P16">Ask for a last name</text:p>
                </text:list-item>
                <text:list-item>
                  <text:p text:style-name="P16">Ask for gender</text:p>
                </text:list-item>
                <text:list-item>
                  <text:p text:style-name="P17"><text:span text:style-name="T9">If it's </text:span><text:span text:style-name="T5">REQUIRED </text:span><text:span text:style-name="T9">and gender is female, ask for a maiden name</text:span></text:p>
                </text:list-item>
                <text:list-item>
                  <text:p text:style-name="P30"><text:span text:style-name="T9">If it's </text:span><text:span text:style-name="T5">REQUIRED </text:span><text:span text:style-name="T25">a</text:span>sk for year of birth. Possible responses are:</text:p>
                  <text:list>
                    <text:list-item>
                      <text:p text:style-name="P31">Unknown</text:p>
                    </text:list-item>
                    <text:list-item>
                      <text:p text:style-name="P31">List of possible years from current year dating back to at least 55 years ago</text:p>
                    </text:list-item>
                  </text:list>
                </text:list-item>
                <text:list-item>
                  <text:p text:style-name="P18"><text:span text:style-name="T9">If it's </text:span><text:span text:style-name="T5">REQUIRED </text:span><text:span text:style-name="T26">and i</text:span><text:bookmark-start text:name="__DdeLink__694_1475510416"/><text:span text:style-name="T10">f #1.1.6 is </text:span><text:span text:style-name="T6">NOT EQUAL</text:span><text:span text:style-name="T10"> to Unknown, ask for month of birth</text:span><text:bookmark-end text:name="__DdeLink__694_1475510416"/></text:p>
                </text:list-item>
                <text:list-item>
                  <text:p text:style-name="P19"><text:span text:style-name="T9">If it's </text:span><text:span text:style-name="T5">REQUIRED </text:span><text:span text:style-name="T26">and i</text:span><text:span text:style-name="T10">f #1.1.</text:span><text:span text:style-name="T11">7</text:span><text:span text:style-name="T10"> is </text:span><text:span text:style-name="T6">NOT EQUAL</text:span><text:span text:style-name="T10"> to Unknown, ask for </text:span><text:span text:style-name="T11">date</text:span><text:span text:style-name="T10"> of birth</text:span></text:p>
                </text:list-item>
                <text:list-item>
                  <text:p text:style-name="P19"><text:span text:style-name="T9">If it's </text:span><text:span text:style-name="T5">REQUIRED </text:span><text:span text:style-name="T26">and i</text:span><text:span text:style-name="T10">f #1.1.6 is </text:span><text:span text:style-name="T6">EQUAL</text:span><text:span text:style-name="T10"> to Unknown, ask for </text:span><text:span text:style-name="T12">age</text:span></text:p>
                </text:list-item>
                <text:list-item>
                  <text:p text:style-name="P20"><text:span text:style-name="T9">If it's </text:span><text:span text:style-name="T5">REQUIRED</text:span><text:span text:style-name="T9">, ask for </text:span><text:span text:style-name="T28">nationality. Possible responses are:</text:span></text:p>
                  <text:list>
                    <text:list-item>
                      <text:p text:style-name="P32">Malawian</text:p>
                    </text:list-item>
                    <text:list-item>
                      <text:p text:style-name="P32">Other</text:p>
                      <text:list>
                        <text:list-item>
                          <text:p text:style-name="P20"><text:span text:style-name="T28">If nationality is </text:span><text:span text:style-name="T7">EQUAL</text:span><text:span text:style-name="T28"> to Other and nationality is </text:span><text:span text:style-name="T7">REQUIRED</text:span><text:span text:style-name="T28">, ask for specific nationality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oft-page-break/><text:span text:style-name="T9">If it's </text:span><text:span text:style-name="T5">REQUIRED</text:span><text:span text:style-name="T9">, ask for </text:span><text:span text:style-name="T13">region of origin</text:span></text:p>
                </text:list-item>
                <text:list-item>
                  <text:p text:style-name="P21"><text:span text:style-name="T9">If it's </text:span><text:span text:style-name="T5">REQUIRED</text:span><text:span text:style-name="T9">, ask for </text:span><text:span text:style-name="T13">district of origin</text:span></text:p>
                </text:list-item>
                <text:list-item>
                  <text:p text:style-name="P21"><text:span text:style-name="T9">If it's </text:span><text:span text:style-name="T5">REQUIRED</text:span><text:span text:style-name="T9">, ask for </text:span><text:span text:style-name="T14">ancestral traditional authority</text:span></text:p>
                </text:list-item>
                <text:list-item>
                  <text:p text:style-name="P22"><text:span text:style-name="T9">If it's </text:span><text:span text:style-name="T5">REQUIRED</text:span><text:span text:style-name="T9">, ask for </text:span><text:span text:style-name="T15">home village</text:span></text:p>
                </text:list-item>
                <text:list-item>
                  <text:p text:style-name="P22"><text:bookmark-start text:name="__DdeLink__698_1475510416"/><text:span text:style-name="T9">If it's </text:span><text:span text:style-name="T5">REQUIRED</text:span><text:span text:style-name="T9">, ask for </text:span><text:span text:style-name="T15">current </text:span><text:span text:style-name="T13">region</text:span><text:bookmark-end text:name="__DdeLink__698_1475510416"/></text:p>
                </text:list-item>
                <text:list-item>
                  <text:p text:style-name="P22"><text:span text:style-name="T9">If it's </text:span><text:span text:style-name="T5">REQUIRED</text:span><text:span text:style-name="T9">, ask for </text:span><text:span text:style-name="T15">current district</text:span></text:p>
                </text:list-item>
                <text:list-item>
                  <text:p text:style-name="P22"><text:span text:style-name="T9">If it's </text:span><text:span text:style-name="T5">REQUIRED</text:span><text:span text:style-name="T9">, ask for </text:span><text:span text:style-name="T15">current area of residence or traditional authority</text:span></text:p>
                </text:list-item>
                <text:list-item>
                  <text:p text:style-name="P23"><text:span text:style-name="T9">If it's </text:span><text:span text:style-name="T5">REQUIRED</text:span><text:span text:style-name="T9">, ask for </text:span><text:span text:style-name="T15">current </text:span><text:span text:style-name="T16">location or village</text:span></text:p>
                </text:list-item>
                <text:list-item>
                  <text:p text:style-name="P23"><text:span text:style-name="T9">If it's </text:span><text:span text:style-name="T5">REQUIRED</text:span><text:span text:style-name="T9">, ask for </text:span><text:span text:style-name="T15">c</text:span><text:span text:style-name="T16">losest landmark or plot number</text:span></text:p>
                </text:list-item>
                <text:list-item>
                  <text:p text:style-name="P24"><text:span text:style-name="T9">If it's </text:span><text:span text:style-name="T5">REQUIRED</text:span><text:span text:style-name="T9">, ask for </text:span><text:span text:style-name="T17">cell phone number</text:span></text:p>
                </text:list-item>
                <text:list-item>
                  <text:p text:style-name="P25"><text:span text:style-name="T9">If it's </text:span><text:span text:style-name="T5">REQUIRED</text:span><text:span text:style-name="T9">, ask for </text:span><text:span text:style-name="T18">office phone number</text:span></text:p>
                </text:list-item>
                <text:list-item>
                  <text:p text:style-name="P26"><text:span text:style-name="T9">If it's </text:span><text:span text:style-name="T5">REQUIRED</text:span><text:span text:style-name="T9">, ask for </text:span><text:span text:style-name="T19">home phone number</text:span></text:p>
                </text:list-item>
                <text:list-item>
                  <text:p text:style-name="P27"><text:span text:style-name="T9">If it's </text:span><text:span text:style-name="T5">REQUIRED</text:span><text:span text:style-name="T9">, ask for </text:span><text:span text:style-name="T20">occupation </text:span><text:span text:style-name="T21">from a predefined list</text:span></text:p>
                </text:list-item>
                <text:list-item>
                  <text:p text:style-name="P33">Create the patient record</text:p>
                </text:list-item>
              </text:list>
            </text:list-item>
          </text:list>
        </text:list-item>
      </text:list>
      <text:p text:style-name="P6"/>
      <text:list xml:id="list1414245675" text:continue-numbering="true" text:style-name="L1">
        <text:list-item>
          <text:p text:style-name="P13">Patient Search</text:p>
          <text:list>
            <text:list-item>
              <text:p text:style-name="P28"><text:span text:style-name="T22">When a user </text:span><text:span text:style-name="T23">is searching for a patient by name</text:span></text:p>
              <text:list>
                <text:list-item>
                  <text:p text:style-name="P34">Ask for the patient's first</text:p>
                </text:list-item>
                <text:list-item>
                  <text:p text:style-name="P34">Ask for the patient's last name</text:p>
                </text:list-item>
                <text:list-item>
                  <text:p text:style-name="P34">Ask for the patient's gender</text:p>
                </text:list-item>
                <text:list-item>
                  <text:p text:style-name="P29"><text:span text:style-name="T24">S</text:span><text:span text:style-name="T23">earch for all patients matching the criteria </text:span><text:span text:style-name="T24">of <text:s/></text:span><text:span text:style-name="T23">the details </text:span><text:span text:style-name="T24">provided</text:span></text:p>
                  <text:list>
                    <text:list-item>
                      <text:p text:style-name="P35">If matching patients are found</text:p>
                      <text:list>
                        <text:list-item>
                          <text:p text:style-name="P37">Display the results to the user to select the record of interest</text:p>
                        </text:list-item>
                        <text:list-item>
                          <text:p text:style-name="P35">When the user selects a patient, send back the details of the patient</text:p>
                        </text:list-item>
                      </text:list>
                    </text:list-item>
                    <text:list-item>
                      <text:p text:style-name="P35">If there are no matching records found, ask the user if they want to create a new patient with the provided details</text:p>
                      <text:list>
                        <text:list-item>
                          <text:p text:style-name="P35">If yes, send the provided details as parameters for creating a new patien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741545989" text:continue-numbering="true" text:style-name="L1">
        <text:list-item>
          <text:p text:style-name="P14">Scan Patient Identifier</text:p>
          <text:list>
            <text:list-item>
              <text:p text:style-name="P38">Given an authenticated user who has scanned a patient identifier</text:p>
              <text:list>
                <text:list-item>
                  <text:p text:style-name="P38">Search for a patient with the given identifier</text:p>
                  <text:list>
                    <text:list-item>
                      <text:p text:style-name="P41"><text:soft-page-break/>If only ONE patient is returned</text:p>
                      <text:list>
                        <text:list-item>
                          <text:p text:style-name="P41"><text:span text:style-name="T33">If connected to the Demographics Data Exchange server and an identifier is submitted for searching</text:span></text:p>
                          <text:list>
                            <text:list-item>
                              <text:p text:style-name="P41"><text:span text:style-name="T33">Check type of identifier</text:span></text:p>
                              <text:list>
                                <text:list-item>
                                  <text:p text:style-name="P42"><text:span text:style-name="T33">If the identifier type is new</text:span>, send back the patient object</text:p>
                                </text:list-item>
                                <text:list-item>
                                  <text:p text:style-name="P42"><text:span text:style-name="T34">If the identifier type is old</text:span></text:p>
                                  <text:list>
                                    <text:list-item>
                                      <text:p text:style-name="P43"><text:span text:style-name="T35">Void current national identifier</text:span></text:p>
                                    </text:list-item>
                                    <text:list-item>
                                      <text:p text:style-name="P43"><text:span text:style-name="T35">Create the a new identifier of type “Old Identifier” with the same value as the voided identifier</text:span></text:p>
                                    </text:list-item>
                                    <text:list-item>
                                      <text:p text:style-name="P43"><text:span text:style-name="T35">Request for a new patient identifier from the Demographics Data Exchange server and update the national identifier</text:span></text:p>
                                    </text:list-item>
                                    <text:list-item>
                                      <text:p text:style-name="P43"><text:span text:style-name="T35">Send back the patient objec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2"><text:bookmark-start text:name="__DdeLink__424_893848731"/><text:span text:style-name="T35">S</text:span>end back the patient object<text:bookmark-end text:name="__DdeLink__424_893848731"/></text:p>
                        </text:list-item>
                      </text:list>
                    </text:list-item>
                    <text:list-item>
                      <text:p text:style-name="P45"><text:span text:style-name="T27">If MORE THAN ONE patient are returned, list the patients. For the </text:span><text:span text:style-name="T27">listed patients</text:span></text:p>
                      <text:list>
                        <text:list-item>
                          <text:p text:style-name="P38">Ask if a new identifier for the patient can be created to replace the conflicting identifier</text:p>
                          <text:list>
                            <text:list-item>
                              <text:p text:style-name="P38">If the user agrees to generate the new identifier</text:p>
                              <text:list>
                                <text:list-item>
                                  <text:p text:style-name="P38">Void the current identifier for the patient</text:p>
                                </text:list-item>
                                <text:list-item>
                                  <text:p text:style-name="P38">Create a new identifier for the patient of a similar category to the voided one</text:p>
                                </text:list-item>
                                <text:list-item>
                                  <text:p text:style-name="P38">Send back the new patient object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244601488" text:continue-numbering="true" text:style-name="L1">
        <text:list-item>
          <text:p text:style-name="P15"><text:span text:style-name="T30">Update Patient Demographics</text:span></text:p>
          <text:list>
            <text:list-item>
              <text:p text:style-name="P39"><text:span text:style-name="T31">Given an existing patient, provide a way to update a demographics field</text:span></text:p>
              <text:list>
                <text:list-item>
                  <text:p text:style-name="P40"><text:span text:style-name="T32">List all available demographics for a selected patient</text:span></text:p>
                </text:list-item>
                <text:list-item>
                  <text:p text:style-name="P40"><text:span text:style-name="T32">For each selected demographics item</text:span></text:p>
                  <text:list>
                    <text:list-item>
                      <text:p text:style-name="P40"><text:span text:style-name="T32">Provide a way to select the specific item for editing</text:span></text:p>
                    </text:list-item>
                    <text:list-item>
                      <text:p text:style-name="P40"><text:span text:style-name="T32">After editing, update the change</text:span></text:p>
                    </text:list-item>
                    <text:list-item>
                      <text:p text:style-name="P40"><text:span text:style-name="T32">Return to demographics lis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mwemwe Kachaje</meta:initial-creator>
    <meta:creation-date>2012-12-06T16:50:36</meta:creation-date>
    <dc:date>2012-12-13T08:05:16</dc:date>
    <dc:creator>Chimwemwe Kachaje</dc:creator>
    <meta:editing-duration>P1DT13M20S</meta:editing-duration>
    <meta:editing-cycles>107</meta:editing-cycles>
    <meta:generator>LibreOffice/3.6$Linux_X86_64 LibreOffice_project/360m1$Build-2</meta:generator>
    <meta:printed-by>Chimwemwe Kachaje</meta:printed-by>
    <meta:print-date>2012-12-07T12:16:08</meta:print-date>
    <meta:document-statistic meta:table-count="0" meta:image-count="0" meta:object-count="0" meta:page-count="4" meta:paragraph-count="77" meta:word-count="677" meta:character-count="4039" meta:non-whitespace-character-count="3510"/>
  </office:meta>
</office:document-meta>
</file>